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style:font-name="Arial" fo:font-size="9pt" fo:letter-spacing="normal" fo:font-style="normal" fo:font-weight="normal" officeooo:rsid="00020f63" officeooo:paragraph-rsid="00020f63"/>
    </style:style>
    <style:style style:name="P2" style:family="paragraph" style:parent-style-name="Standard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style:font-name="Arial" fo:font-size="9pt" fo:letter-spacing="normal" fo:font-style="normal" fo:font-weight="normal" officeooo:paragraph-rsid="00020f63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20f63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style:font-name="Arial" fo:font-size="9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style:font-name="Arial" fo:font-size="9pt" fo:letter-spacing="normal" fo:font-style="normal" fo:font-weight="normal"/>
    </style:style>
    <style:style style:name="P6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style:font-name="Arial" fo:font-size="9pt" fo:letter-spacing="normal" fo:font-style="normal" fo:font-weight="normal" officeooo:paragraph-rsid="00020f63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style:font-name="Arial" fo:font-size="9pt" fo:letter-spacing="normal" fo:font-style="normal" fo:font-weight="normal" officeooo:rsid="00020f63" officeooo:paragraph-rsid="00020f63"/>
    </style:style>
    <style:style style:name="P8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style:font-name="Arial" fo:font-size="9pt" fo:letter-spacing="normal" fo:font-style="normal" fo:font-weight="normal" officeooo:rsid="00020f63" officeooo:paragraph-rsid="00020f63"/>
    </style:style>
    <style:style style:name="P9" style:family="paragraph" style:parent-style-name="Heading_20_1">
      <style:text-properties fo:font-variant="normal" fo:text-transform="none" fo:color="#444444" style:font-name="Arial" fo:font-size="13.5pt" fo:letter-spacing="normal" fo:font-style="normal" fo:font-weight="bold" officeooo:rsid="0001f324" officeooo:paragraph-rsid="0001f324"/>
    </style:style>
    <style:style style:name="P10" style:family="paragraph" style:parent-style-name="Heading_20_1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444444" style:font-name="Arial" fo:font-size="13.5pt" fo:letter-spacing="normal" fo:font-style="normal" fo:font-weight="bold"/>
    </style:style>
    <style:style style:name="P11" style:family="paragraph" style:parent-style-name="Heading_20_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444444" style:font-name="Arial" fo:font-size="10.5pt" fo:letter-spacing="normal" fo:font-style="normal" fo:font-weight="bold"/>
    </style:style>
    <style:style style:name="P1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44444" style:font-name="Arial" fo:font-size="10.5pt" fo:letter-spacing="normal" fo:font-style="normal" fo:font-weight="bold" loext:padding="0in" loext:border="none"/>
    </style:style>
    <style:style style:name="P13" style:family="paragraph" style:parent-style-name="Sender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333333" style:font-name="Arial" fo:font-size="9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33333" style:font-name="Arial" fo:font-size="9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333333" style:font-name="Arial" fo:font-size="9pt" fo:letter-spacing="normal" fo:font-style="normal" fo:font-weight="normal" officeooo:rsid="00020f63" loext:padding="0in" loext:border="none"/>
    </style:style>
    <style:style style:name="T4" style:family="text">
      <style:text-properties fo:font-variant="normal" fo:text-transform="none" fo:color="#005b82" style:text-line-through-style="none" style:text-line-through-type="none" style:font-name="Arial" fo:font-size="9pt" fo:letter-spacing="normal" fo:font-style="normal" style:text-underline-style="none" fo:font-weight="normal" style:text-blinking="false" loext:padding="0in" loext:border="none"/>
    </style:style>
    <style:style style:name="T5" style:family="text">
      <style:text-properties officeooo:rsid="0001f324"/>
    </style:style>
    <style:style style:name="T6" style:family="text">
      <style:text-properties officeooo:rsid="00020f63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Durai Arasan</text:h>
      <text:p text:style-name="P4"><text:span text:style-name="T5">Data Analyst</text:span></text:p>
      <text:p text:style-name="P4">Academic degree: <text:span text:style-name="T5">B</text:span>.<text:span text:style-name="T5">Tech,</text:span> <text:span text:style-name="T5">Biomedical Engineering</text:span></text:p>
      <text:p text:style-name="P7"/>
      <text:h text:style-name="P10" text:outline-level="1">Fields of Research:</text:h>
      <text:list xml:id="list3556156167199932099" text:style-name="L1">
        <text:list-item>
          <text:p text:style-name="P2"><text:span text:style-name="T6">Creating framework for automatically and efficiently estimating the age of healthy subjects from their Brain scans.</text:span></text:p>
        </text:list-item>
      </text:list>
      <text:h text:style-name="P10" text:outline-level="1">Methodologies:</text:h>
      <text:list xml:id="list1393367911358021953" text:style-name="L2">
        <text:list-item>
          <text:p text:style-name="P6"><text:span text:style-name="T5">Machine learning based classification and prediction</text:span></text:p>
        </text:list-item>
        <text:list-item>
          <text:p text:style-name="P1">High performance computing for neuroimaging data analysis <text:s/>involving large datasets</text:p>
        </text:list-item>
        <text:list-item>
          <text:p text:style-name="P8">Diffusion Spectrum Imaging</text:p>
        </text:list-item>
        <text:list-item>
          <text:p text:style-name="P6"><text:span text:style-name="T6">Software development</text:span></text:p>
          <text:p text:style-name="P6"/>
        </text:list-item>
      </text:list>
      <text:section text:style-name="Sect1" text:name="employeeContact">
        <text:h text:style-name="P12" text:outline-level="2">Address</text:h>
        <text:p text:style-name="P13"><text:span text:style-name="Strong_20_Emphasis"><text:span text:style-name="T1">Institute of Neuroscience and Medicine (INM-1)</text:span></text:span><text:span text:style-name="T2"><text:line-break/>Forschungszentrum Jülich<text:line-break/>52425 Jülich</text:span></text:p>
      </text:section>
      <text:h text:style-name="P11" text:outline-level="2">Contact</text:h>
      <text:p text:style-name="P3"><text:span text:style-name="T2">Phone: +49 2461 61-96859<text:line-break/>email: </text:span><text:span text:style-name="T3">d.arasan</text:span><text:a xlink:type="simple" xlink:href="mailto:sa.haas@fz-juelich.de" text:style-name="Internet_20_link" text:visited-style-name="Visited_20_Internet_20_Link"><text:span text:style-name="T4">@fz-juelich.de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3:48:46.353695044</meta:creation-date>
    <dc:date>2018-05-23T14:06:25.681038049</dc:date>
    <meta:editing-duration>PT7M29S</meta:editing-duration>
    <meta:editing-cycles>1</meta:editing-cycles>
    <meta:document-statistic meta:table-count="0" meta:image-count="0" meta:object-count="0" meta:page-count="1" meta:paragraph-count="15" meta:word-count="74" meta:character-count="558" meta:non-whitespace-character-count="503"/>
    <meta:generator>LibreOffice/5.2.7.2$Linux_X86_64 LibreOffice_project/20m0$Build-2</meta:generator>
  </office:meta>
</office:document-meta>
</file>